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18T17:21:51.92</meta:creation-date>
    <meta:document-statistic meta:table-count="0" meta:image-count="0" meta:object-count="0" meta:page-count="1" meta:paragraph-count="0" meta:word-count="0" meta:character-count="0"/>
    <dc:date>2009-11-18T17:22:34.07</dc:date>
    <meta:editing-duration>PT00H00M42S</meta:editing-duration>
    <meta:editing-cycles>1</meta:editing-cycles>
    <meta:generator>OpenOffice.org/3.2$Win32 OpenOffice.org_project/300m64$Build-9446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3d008b0045001c00f0000a004a00bd00be004d0085001600b6002400650053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RBgK7h9wQLRgglzOpAer55T7paw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09AjBVpWmQcVsAb+bzxD4U9BeBU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W5Aj/soJkjXEzFHUTOlgqB9oI0U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nfVj4LTp5Pucxpsg2m6c3YjASPo=</DigestValue>
      </Reference>
      <Reference URI="#ID_00e500eb00f0000a00eb0084004a003700bf002b00260041000500ea005300b6">
        <DigestMethod Algorithm="http://www.w3.org/2000/09/xmldsig#sha1"/>
        <DigestValue>eb1ZKmasBzn4I8VcQWHXqeaGHUg=</DigestValue>
      </Reference>
    </SignedInfo>
    <SignatureValue>wTZ5y7qNNOjPlbcE4c2NMnAeXtokstxz7pY4XTOo1cWK2C4llVC5DtwyZeqwEMdc
hyG8C0c0NXN37MEMQODG7Z8nxcqLXCtm/KKoJWqeJ1SG8tyb/pg1oCF5OiytEFVw
UaUCkpBuA9bPGd533qoXGgj7kTv06AIPQK6OXHqZcAw=</SignatureValue>
    <KeyInfo>
      <X509Data>
        <X509IssuerSerial>
          <X509IssuerName>CN=Sub CA 1 Root 2, OU=Development, O=OpenOffice.org, ST=Hamburg, C=DE</X509IssuerName>
          <X509SerialNumber>4096</X509SerialNumber>
        </X509IssuerSerial>
        <X509Certificate>MIICyzCCAjSgAwIBAgICEAAwDQYJKoZIhvcNAQEFBQAwaDELMAkGA1UEBhMCREUx
EDAOBgNVBAgTB0hhbWJ1cmcxFzAVBgNVBAoTDk9wZW5PZmZpY2Uub3JnMRQwEgYD
VQQLEwtEZXZlbG9wbWVudDEYMBYGA1UEAxMPU3ViIENBIDEgUm9vdCAyMB4XDTA5
MTExODE2MDk1NVoXDTM0MTExMjE2MDk1NVowbzELMAkGA1UEBhMCREUxEDAOBgNV
BAgTB0hhbWJ1cmcxFzAVBgNVBAoTDk9wZW5PZmZpY2Uub3JnMRQwEgYDVQQLEwtE
ZXZlbG9wbWVudDEfMB0GA1UEAxMWVXNlciAxIFN1YiBDQSAxIFJvb3QgMjCBnzAN
BgkqhkiG9w0BAQEFAAOBjQAwgYkCgYEAxwCq4FpCr5y1Q4z0fXoP7qkZIthHFK+0
5N1dQZKhKzI5XHGIEON3h7bVOIXeS5HGF5eOPZazr4yddIyIfypymsoaG1ZsYy6k
oPw6ew3CFhXQgBUp3s0LdLxeMYRxpP2+mwZqDEcd+eTBmK5G5uJRVdW7qwUoabX4
NTLW8GTYRIECAwEAAaN9MHswCwYDVR0PBAQDAgXgMCwGCWCGSAGG+EIBDQQfFh1P
cGVuU1NMIEdlbmVyYXRlZCBDZXJ0aWZpY2F0ZTAdBgNVHQ4EFgQUcWArIrXf/Dh+
efPvfJZfwdJCnGEwHwYDVR0jBBgwFoAUjPMsMKLoYlBwvPxxoEH64Fi0TbgwDQYJ
KoZIhvcNAQEFBQADgYEA5bgaQ4J1IEjgUtBGJW/3W6k/ns3bRdoVU5XnyHR74OQs
jPZNHHNuLBHrwdxMHVDj6BAvAyAG/9dPyaIu74UnkjFHZMh18vyknclTVcXaabCW
mf2sxBZA6gwbMsP9ZR0Drb5giHxwUzWRzhPiPSNr6CPAPJpXX61LA5SSFmL51AE=</X509Certificate>
      </X509Data>
    </KeyInfo>
    <Object>
      <SignatureProperties>
        <SignatureProperty Id="ID_00e500eb00f0000a00eb0084004a003700bf002b00260041000500ea005300b6" Target="#ID_003d008b0045001c00f0000a004a00bd00be004d0085001600b6002400650053">
          <dc:date xmlns:dc="http://purl.org/dc/elements/1.1/">2009-11-18T17:23:02,89</dc:date>
        </SignatureProperty>
      </SignatureProperties>
    </Object>
  </Signature>
</document-signatures>
</file>